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al jdbc ←<text:span text:style-name="T1">JdbcTemplate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movieStatustMapper ←RowMapperを使ってdataMovieStatusにデータを入れる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eatStausMapper ←RowMapperを使ってdataSeatStatusにデータを入れる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fun showMovieList</text:p>
          </table:table-cell>
        </table:table-row>
        <table:table-row table:style-name="ro2">
          <table:table-cell office:value-type="string" calcext:value-type="string">
            <text:p><text:span text:style-name="T2">sqlからmovie_Status</text:span>のテーブルから映画名を重複せずにとって来きてリスト化して返す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fun showMovieStatus</text:p>
          </table:table-cell>
        </table:table-row>
        <table:table-row table:style-name="ro2">
          <table:table-cell office:value-type="string" calcext:value-type="string">
            <text:p>sqlからmovie_Statusのテーブルから指定した映画の日時などの情報を</text:p>
          </table:table-cell>
        </table:table-row>
        <table:table-row table:style-name="ro2">
          <table:table-cell office:value-type="string" calcext:value-type="string">
            <text:p>とって来てリスト化して返す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fun update</text:p>
          </table:table-cell>
        </table:table-row>
        <table:table-row table:style-name="ro2">
          <table:table-cell office:value-type="string" calcext:value-type="string">
            <text:p>各映画の座席をfalse</text:p>
          </table:table-cell>
        </table:table-row>
        <table:table-row table:style-name="ro2">
          <table:table-cell office:value-type="string" calcext:value-type="string">
            <text:p>movie_listの空席数を変える</text:p>
          </table:table-cell>
        </table:table-row>
        <table:table-row table:style-name="ro2" table:number-rows-repeated="28">
          <table:table-cell/>
        </table:table-row>
        <table:table-row table:style-name="ro2">
          <table:table-cell office:value-type="string" calcext:value-type="string">
            <text:p>現段階では、thymeleaf側でリストの範囲を指定して出力は難しい</text:p>
          </table:table-cell>
        </table:table-row>
        <table:table-row table:style-name="ro2">
          <table:table-cell office:value-type="string" calcext:value-type="string">
            <text:p>なので、kotlin側でa列のリストb列のリストを用意する必要があ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00/00/00</text:date>, <text:time style:data-style-name="N2" text:time-value="11:51:05.78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16:27:01.364000000</meta:creation-date>
    <meta:generator>LibreOffice/6.4.4.2$Windows_X86_64 LibreOffice_project/3d775be2011f3886db32dfd395a6a6d1ca2630ff</meta:generator>
    <dc:date>2020-08-26T12:27:40.730000000</dc:date>
    <meta:editing-duration>P1DT2H21M38S</meta:editing-duration>
    <meta:editing-cycles>9</meta:editing-cycles>
    <meta:document-statistic meta:table-count="1" meta:cell-count="13" meta:object-count="0"/>
  </office:meta>
</office:document-meta>
</file>